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LP Workshop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ext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tural Language Processing = various techniques for processing text</text:p>
              </text:list-item>
              <text:list-item>
                <text:p>For example:</text:p>
                <text:list>
                  <text:list-item>
                    <text:p>Text classification</text:p>
                  </text:list-item>
                  <text:list-item>
                    <text:p>Entity extraction</text:p>
                  </text:list-item>
                  <text:list-item>
                    <text:p>Summarizing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xt classification</text:p>
                <text:list>
                  <text:list-item>
                    <text:p>Text → features</text:p>
                  </text:list-item>
                  <text:list-item>
                    <text:p>Compare approaches</text:p>
                  </text:list-item>
                  <text:list-item>
                    <text:p>Compare models</text:p>
                  </text:list-item>
                  <text:list-item>
                    <text:p>Build something work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gan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s://github.com/EikeDehling/nlp_workshop" xlink:type="simple">https://github.com/EikeDehling/nlp_workshop</text:a></text:p>
                <text:list>
                  <text:list-item>
                    <text:p>Readme for running</text:p>
                  </text:list-item>
                  <text:list-item>
                    <text:p>Notebook has intructions and assignments</text:p>
                  </text:list-item>
                </text:list>
                <text:p/>
              </text:list-item>
              <text:list-item>
                <text:p>Make small groups</text:p>
                <text:p/>
              </text:list-item>
              <text:list-item>
                <text:p>Let’s have fun :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1:12:53.386442375</meta:creation-date>
    <dc:date>2018-08-30T11:27:59.259029405</dc:date>
    <meta:editing-duration>PT4M55S</meta:editing-duration>
    <meta:editing-cycles>1</meta:editing-cycles>
    <meta:document-statistic meta:object-count="37"/>
    <meta:generator>LibreOffice/5.1.6.2.0$Linux_X86_64 LibreOffice_project/10$Build-2</meta:generator>
  </office:meta>
</office:document-meta>
</file>